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82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13.0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9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27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593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5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77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7.00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5.30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9.67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106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6.787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5.653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747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59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1.669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9.903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5.509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2.169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.48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4.052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515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4.12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93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7.934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104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2.12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5.41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64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0.93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75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5.84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87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4.328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233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2.719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8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0.97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2.17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201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654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185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8.30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5.83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2.541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02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8.41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168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78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4.522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6.995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07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125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863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02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908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117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23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65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43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684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566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47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5.095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558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9.023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3.791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11.572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4.468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T1" style:family="text">
      <style:text-properties fo:color="#000000" loext:opacity="100%" style:font-name="DejaVuSans" fo:font-size="11.1000003814697pt" fo:font-weight="normal" style:font-size-asian="11.1000003814697pt" style:font-weight-asian="normal" style:font-name-complex="DejaVuSans" style:font-size-complex="11.1000003814697pt" style:font-weight-complex="normal"/>
    </style:style>
    <style:style style:name="T2" style:family="text">
      <style:text-properties fo:color="#000000" loext:opacity="100%" style:font-name="DejaVuSans" fo:font-size="20pt" fo:font-weight="normal" style:font-size-asian="20pt" style:font-weight-asian="normal" style:font-name-complex="DejaVuSans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7cm" svg:height="41.998cm" svg:x="0cm" svg:y="0cm" svg:viewBox="0 0 29701 41999" draw:points="0,0 29701,0 29701,41999 0,41999">
          <text:p/>
        </draw:polygon>
        <draw:frame draw:style-name="gr2" draw:text-style-name="P3" draw:layer="layout" svg:width="4.828cm" svg:height="0.458cm" svg:x="2.565cm" svg:y="3.009cm">
          <draw:text-box>
            <text:p text:style-name="P2"><text:span text:style-name="T1"><text:s text:c="38"/></text:span></text:p>
          </draw:text-box>
        </draw:frame>
        <draw:frame draw:style-name="gr3" draw:text-style-name="P4" draw:layer="layout" svg:width="13.07cm" svg:height="0.822cm" svg:x="7.712cm" svg:y="2.58cm">
          <draw:text-box>
            <text:p text:style-name="P2"><text:span text:style-name="T2">ASSIGNMENT ON LINUX COMMANDS </text:span></text:p>
          </draw:text-box>
        </draw:frame>
        <draw:frame draw:style-name="gr4" draw:text-style-name="P3" draw:layer="layout" svg:width="0.391cm" svg:height="0.458cm" svg:x="2.565cm" svg:y="4.65cm">
          <draw:text-box>
            <text:p text:style-name="P2"><text:span text:style-name="T1"><text:s text:c="2"/></text:span></text:p>
          </draw:text-box>
        </draw:frame>
        <draw:frame draw:style-name="gr5" draw:text-style-name="P3" draw:layer="layout" svg:width="3.274cm" svg:height="0.458cm" svg:x="2.565cm" svg:y="5.821cm">
          <draw:text-box>
            <text:p text:style-name="P2"><text:span text:style-name="T1">NAME:-B.Shivani</text:span></text:p>
          </draw:text-box>
        </draw:frame>
        <draw:frame draw:style-name="gr6" draw:text-style-name="P3" draw:layer="layout" svg:width="2.593cm" svg:height="0.458cm" svg:x="2.565cm" svg:y="6.981cm">
          <draw:text-box>
            <text:p text:style-name="P2"><text:span text:style-name="T1">ID:- B192271</text:span></text:p>
          </draw:text-box>
        </draw:frame>
        <draw:frame draw:style-name="gr7" draw:text-style-name="P3" draw:layer="layout" svg:width="3.351cm" svg:height="0.458cm" svg:x="2.663cm" svg:y="8.146cm">
          <draw:text-box>
            <text:p text:style-name="P2"><text:span text:style-name="T1">CLASS:- <text:s/>CSE <text:s/>C2</text:span></text:p>
          </draw:text-box>
        </draw:frame>
        <draw:frame draw:style-name="gr4" draw:text-style-name="P3" draw:layer="layout" svg:width="0.391cm" svg:height="0.458cm" svg:x="2.565cm" svg:y="9.317cm">
          <draw:text-box>
            <text:p text:style-name="P2"><text:span text:style-name="T1"><text:s/></text:span></text:p>
          </draw:text-box>
        </draw:frame>
        <draw:frame draw:style-name="gr8" draw:text-style-name="P3" draw:layer="layout" svg:width="8.778cm" svg:height="0.458cm" svg:x="2.565cm" svg:y="10.477cm">
          <draw:text-box>
            <text:p text:style-name="P2"><text:span text:style-name="T1">1)What is the command used to sort a file ? </text:span></text:p>
          </draw:text-box>
        </draw:frame>
        <draw:frame draw:style-name="gr9" draw:text-style-name="P3" draw:layer="layout" svg:width="17.003cm" svg:height="0.458cm" svg:x="2.565cm" svg:y="11.649cm">
          <draw:text-box>
            <text:p text:style-name="P2"><text:span text:style-name="T1">ans:-SORT command is used to sort a file, arranging the records in a particular order. </text:span></text:p>
          </draw:text-box>
        </draw:frame>
        <draw:frame draw:style-name="gr4" draw:text-style-name="P3" draw:layer="layout" svg:width="0.391cm" svg:height="0.458cm" svg:x="2.565cm" svg:y="12.813cm">
          <draw:text-box>
            <text:p text:style-name="P2"><text:span text:style-name="T1"><text:s/></text:span></text:p>
          </draw:text-box>
        </draw:frame>
        <draw:frame draw:style-name="gr10" draw:text-style-name="P3" draw:layer="layout" svg:width="15.306cm" svg:height="0.458cm" svg:x="2.565cm" svg:y="13.984cm">
          <draw:text-box>
            <text:p text:style-name="P2"><text:span text:style-name="T1">2)How will you find which operating system your system is running on <text:s/>unix? </text:span></text:p>
          </draw:text-box>
        </draw:frame>
        <draw:frame draw:style-name="gr11" draw:text-style-name="P3" draw:layer="layout" svg:width="19.674cm" svg:height="0.458cm" svg:x="2.565cm" svg:y="15.145cm">
          <draw:text-box>
            <text:p text:style-name="P2"><text:span text:style-name="T1">ans:-Opening terminal and then typing the command "uname -a" will display the operating system </text:span></text:p>
          </draw:text-box>
        </draw:frame>
        <draw:frame draw:style-name="gr12" draw:text-style-name="P3" draw:layer="layout" svg:width="6.106cm" svg:height="0.458cm" svg:x="2.565cm" svg:y="15.9cm">
          <draw:text-box>
            <text:p text:style-name="P2"><text:span text:style-name="T1">our system is running in linux. </text:span></text:p>
          </draw:text-box>
        </draw:frame>
        <draw:frame draw:style-name="gr4" draw:text-style-name="P3" draw:layer="layout" svg:width="0.391cm" svg:height="0.458cm" svg:x="2.565cm" svg:y="17.06cm">
          <draw:text-box>
            <text:p text:style-name="P2"><text:span text:style-name="T1"><text:s/></text:span></text:p>
          </draw:text-box>
        </draw:frame>
        <draw:frame draw:style-name="gr13" draw:text-style-name="P3" draw:layer="layout" svg:width="16.787cm" svg:height="0.458cm" svg:x="2.565cm" svg:y="18.232cm">
          <draw:text-box>
            <text:p text:style-name="P2"><text:span text:style-name="T1">3)which character you will append to a command to run the process in background? </text:span></text:p>
          </draw:text-box>
        </draw:frame>
        <draw:frame draw:style-name="gr14" draw:text-style-name="P3" draw:layer="layout" svg:width="15.653cm" svg:height="0.458cm" svg:x="2.565cm" svg:y="19.396cm">
          <draw:text-box>
            <text:p text:style-name="P2"><text:span text:style-name="T1">ans:-By appending an ampersand character ( &amp; ) to the end of the commands. </text:span></text:p>
          </draw:text-box>
        </draw:frame>
        <draw:frame draw:style-name="gr4" draw:text-style-name="P3" draw:layer="layout" svg:width="0.391cm" svg:height="0.458cm" svg:x="2.565cm" svg:y="20.556cm">
          <draw:text-box>
            <text:p text:style-name="P2"><text:span text:style-name="T1"><text:s/></text:span></text:p>
          </draw:text-box>
        </draw:frame>
        <draw:frame draw:style-name="gr15" draw:text-style-name="P3" draw:layer="layout" svg:width="9.747cm" svg:height="0.458cm" svg:x="2.565cm" svg:y="21.728cm">
          <draw:text-box>
            <text:p text:style-name="P2"><text:span text:style-name="T1">4)How do you see command line history in unix? </text:span></text:p>
          </draw:text-box>
        </draw:frame>
        <draw:frame draw:style-name="gr16" draw:text-style-name="P3" draw:layer="layout" svg:width="6.593cm" svg:height="0.458cm" svg:x="2.565cm" svg:y="22.892cm">
          <draw:text-box>
            <text:p text:style-name="P2"><text:span text:style-name="T1">ans:-By typing History command </text:span></text:p>
          </draw:text-box>
        </draw:frame>
        <draw:frame draw:style-name="gr4" draw:text-style-name="P3" draw:layer="layout" svg:width="0.391cm" svg:height="0.458cm" svg:x="2.565cm" svg:y="24.063cm">
          <draw:text-box>
            <text:p text:style-name="P2"><text:span text:style-name="T1"><text:s/></text:span></text:p>
          </draw:text-box>
        </draw:frame>
        <draw:frame draw:style-name="gr17" draw:text-style-name="P3" draw:layer="layout" svg:width="11.669cm" svg:height="0.458cm" svg:x="2.565cm" svg:y="25.224cm">
          <draw:text-box>
            <text:p text:style-name="P2"><text:span text:style-name="T1">5)How do you find which process is taking how much cpu? </text:span></text:p>
          </draw:text-box>
        </draw:frame>
        <draw:frame draw:style-name="gr18" draw:text-style-name="P3" draw:layer="layout" svg:width="19.903cm" svg:height="0.458cm" svg:x="2.565cm" svg:y="26.395cm">
          <draw:text-box>
            <text:p text:style-name="P2"><text:span text:style-name="T1">ans:-The vmstat command will display the information about system processes, memory, swap, I/O, </text:span></text:p>
          </draw:text-box>
        </draw:frame>
        <draw:frame draw:style-name="gr19" draw:text-style-name="P3" draw:layer="layout" svg:width="15.509cm" svg:height="0.458cm" svg:x="2.565cm" svg:y="27.139cm">
          <draw:text-box>
            <text:p text:style-name="P2"><text:span text:style-name="T1">and CPU performance. It will display the average details since the last reboot. </text:span></text:p>
          </draw:text-box>
        </draw:frame>
        <draw:frame draw:style-name="gr4" draw:text-style-name="P3" draw:layer="layout" svg:width="0.391cm" svg:height="0.458cm" svg:x="2.565cm" svg:y="28.31cm">
          <draw:text-box>
            <text:p text:style-name="P2"><text:span text:style-name="T1"><text:s/></text:span></text:p>
          </draw:text-box>
        </draw:frame>
        <draw:frame draw:style-name="gr20" draw:text-style-name="P3" draw:layer="layout" svg:width="12.169cm" svg:height="0.458cm" svg:x="2.565cm" svg:y="29.471cm">
          <draw:text-box>
            <text:p text:style-name="P2"><text:span text:style-name="T1">6)How do you check how much space is left in current drive? </text:span></text:p>
          </draw:text-box>
        </draw:frame>
        <draw:frame draw:style-name="gr21" draw:text-style-name="P3" draw:layer="layout" svg:width="1.488cm" svg:height="0.458cm" svg:x="2.565cm" svg:y="30.642cm">
          <draw:text-box>
            <text:p text:style-name="P2"><text:span text:style-name="T1">ans:-df </text:span></text:p>
          </draw:text-box>
        </draw:frame>
        <draw:frame draw:style-name="gr4" draw:text-style-name="P3" draw:layer="layout" svg:width="0.391cm" svg:height="0.458cm" svg:x="2.565cm" svg:y="31.806cm">
          <draw:text-box>
            <text:p text:style-name="P2"><text:span text:style-name="T1"><text:s text:c="2"/></text:span></text:p>
          </draw:text-box>
        </draw:frame>
        <draw:frame draw:style-name="gr22" draw:text-style-name="P3" draw:layer="layout" svg:width="14.052cm" svg:height="0.458cm" svg:x="2.565cm" svg:y="32.971cm">
          <draw:text-box>
            <text:p text:style-name="P2"><text:span text:style-name="T1">7)Which command is used to count the number of characters in a file? </text:span></text:p>
          </draw:text-box>
        </draw:frame>
        <draw:frame draw:style-name="gr23" draw:text-style-name="P3" draw:layer="layout" svg:width="4.515cm" svg:height="0.458cm" svg:x="2.565cm" svg:y="34.138cm">
          <draw:text-box>
            <text:p text:style-name="P2"><text:span text:style-name="T1">ans:-wc -m command <text:s/></text:span></text:p>
          </draw:text-box>
        </draw:frame>
        <draw:frame draw:style-name="gr4" draw:text-style-name="P3" draw:layer="layout" svg:width="0.391cm" svg:height="0.458cm" svg:x="2.565cm" svg:y="35.302cm">
          <draw:text-box>
            <text:p text:style-name="P2"><text:span text:style-name="T1"><text:s/></text:span></text:p>
          </draw:text-box>
        </draw:frame>
        <draw:frame draw:style-name="gr24" draw:text-style-name="P3" draw:layer="layout" svg:width="14.124cm" svg:height="0.458cm" svg:x="2.565cm" svg:y="36.47cm">
          <draw:text-box>
            <text:p text:style-name="P2"><text:span text:style-name="T1">8)Which command is used to determine the size of a directory in unix? </text:span></text:p>
          </draw:text-box>
        </draw:frame>
        <draw:frame draw:style-name="gr25" draw:text-style-name="P3" draw:layer="layout" svg:width="3.693cm" svg:height="0.458cm" svg:x="2.565cm" svg:y="37.634cm">
          <draw:text-box>
            <text:p text:style-name="P2"><text:span text:style-name="T1">ans:-du command 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9.7cm" svg:height="41.998cm" svg:x="0cm" svg:y="0cm" svg:viewBox="0 0 29701 41999" draw:points="0,0 29701,0 29701,41999 0,41999">
          <text:p/>
        </draw:polygon>
        <draw:frame draw:style-name="gr4" draw:text-style-name="P3" draw:layer="layout" svg:width="0.391cm" svg:height="0.458cm" svg:x="2.565cm" svg:y="2.561cm">
          <draw:text-box>
            <text:p text:style-name="P2"><text:span text:style-name="T1"><text:s/></text:span></text:p>
          </draw:text-box>
        </draw:frame>
        <draw:frame draw:style-name="gr26" draw:text-style-name="P3" draw:layer="layout" svg:width="17.934cm" svg:height="0.458cm" svg:x="2.565cm" svg:y="3.722cm">
          <draw:text-box>
            <text:p text:style-name="P2"><text:span text:style-name="T1">9)Which switch is used for displaying the result of a command in human readable format? </text:span></text:p>
          </draw:text-box>
        </draw:frame>
        <draw:frame draw:style-name="gr27" draw:text-style-name="P3" draw:layer="layout" svg:width="4.104cm" svg:height="0.458cm" svg:x="2.565cm" svg:y="4.893cm">
          <draw:text-box>
            <text:p text:style-name="P2"><text:span text:style-name="T1">ans:-df -h command </text:span></text:p>
          </draw:text-box>
        </draw:frame>
        <draw:frame draw:style-name="gr4" draw:text-style-name="P3" draw:layer="layout" svg:width="0.391cm" svg:height="0.458cm" svg:x="2.565cm" svg:y="6.054cm">
          <draw:text-box>
            <text:p text:style-name="P2"><text:span text:style-name="T1"><text:s/></text:span></text:p>
          </draw:text-box>
        </draw:frame>
        <draw:frame draw:style-name="gr28" draw:text-style-name="P3" draw:layer="layout" svg:width="12.126cm" svg:height="0.458cm" svg:x="2.565cm" svg:y="7.225cm">
          <draw:text-box>
            <text:p text:style-name="P2"><text:span text:style-name="T1">10)Which command is used to list all the running processes? </text:span></text:p>
          </draw:text-box>
        </draw:frame>
        <draw:frame draw:style-name="gr25" draw:text-style-name="P3" draw:layer="layout" svg:width="3.693cm" svg:height="0.458cm" svg:x="2.565cm" svg:y="8.389cm">
          <draw:text-box>
            <text:p text:style-name="P2"><text:span text:style-name="T1">ans:-top coomand </text:span></text:p>
          </draw:text-box>
        </draw:frame>
        <draw:frame draw:style-name="gr4" draw:text-style-name="P3" draw:layer="layout" svg:width="0.391cm" svg:height="0.458cm" svg:x="2.565cm" svg:y="9.557cm">
          <draw:text-box>
            <text:p text:style-name="P2"><text:span text:style-name="T1"><text:s/></text:span></text:p>
          </draw:text-box>
        </draw:frame>
        <draw:frame draw:style-name="gr29" draw:text-style-name="P3" draw:layer="layout" svg:width="15.416cm" svg:height="0.458cm" svg:x="2.565cm" svg:y="10.721cm">
          <draw:text-box>
            <text:p text:style-name="P2"><text:span text:style-name="T1">11)Which command is used to show real time view of the running processes? </text:span></text:p>
          </draw:text-box>
        </draw:frame>
        <draw:frame draw:style-name="gr30" draw:text-style-name="P3" draw:layer="layout" svg:width="3.647cm" svg:height="0.458cm" svg:x="2.565cm" svg:y="11.885cm">
          <draw:text-box>
            <text:p text:style-name="P2"><text:span text:style-name="T1">ans:-ps command </text:span></text:p>
          </draw:text-box>
        </draw:frame>
        <draw:frame draw:style-name="gr4" draw:text-style-name="P3" draw:layer="layout" svg:width="0.391cm" svg:height="0.458cm" svg:x="2.565cm" svg:y="13.056cm">
          <draw:text-box>
            <text:p text:style-name="P2"><text:span text:style-name="T1"><text:s/></text:span></text:p>
          </draw:text-box>
        </draw:frame>
        <draw:frame draw:style-name="gr31" draw:text-style-name="P3" draw:layer="layout" svg:width="10.937cm" svg:height="0.458cm" svg:x="2.565cm" svg:y="14.217cm">
          <draw:text-box>
            <text:p text:style-name="P2"><text:span text:style-name="T1">12)Which of the commands is used to compress a file? </text:span></text:p>
          </draw:text-box>
        </draw:frame>
        <draw:frame draw:style-name="gr32" draw:text-style-name="P3" draw:layer="layout" svg:width="4.752cm" svg:height="0.458cm" svg:x="2.565cm" svg:y="15.388cm">
          <draw:text-box>
            <text:p text:style-name="P2"><text:span text:style-name="T1">ans:-zip, gzip, bzip2,xz. </text:span></text:p>
          </draw:text-box>
        </draw:frame>
        <draw:frame draw:style-name="gr4" draw:text-style-name="P3" draw:layer="layout" svg:width="0.391cm" svg:height="0.458cm" svg:x="2.565cm" svg:y="16.552cm">
          <draw:text-box>
            <text:p text:style-name="P2"><text:span text:style-name="T1"><text:s/></text:span></text:p>
          </draw:text-box>
        </draw:frame>
        <draw:frame draw:style-name="gr33" draw:text-style-name="P3" draw:layer="layout" svg:width="15.843cm" svg:height="0.458cm" svg:x="2.565cm" svg:y="17.713cm">
          <draw:text-box>
            <text:p text:style-name="P2"><text:span text:style-name="T1">13)Which command is used to delete a empty directory hierarchy of directory'? </text:span></text:p>
          </draw:text-box>
        </draw:frame>
        <draw:frame draw:style-name="gr34" draw:text-style-name="P3" draw:layer="layout" svg:width="5.874cm" svg:height="0.458cm" svg:x="2.565cm" svg:y="18.884cm">
          <draw:text-box>
            <text:p text:style-name="P2"><text:span text:style-name="T1">ans:-rm -r &lt;directory name&gt; </text:span></text:p>
          </draw:text-box>
        </draw:frame>
        <draw:frame draw:style-name="gr4" draw:text-style-name="P3" draw:layer="layout" svg:width="0.391cm" svg:height="0.458cm" svg:x="2.565cm" svg:y="20.048cm">
          <draw:text-box>
            <text:p text:style-name="P2"><text:span text:style-name="T1"><text:s/></text:span></text:p>
          </draw:text-box>
        </draw:frame>
        <draw:frame draw:style-name="gr35" draw:text-style-name="P3" draw:layer="layout" svg:width="14.328cm" svg:height="0.458cm" svg:x="2.565cm" svg:y="21.216cm">
          <draw:text-box>
            <text:p text:style-name="P2"><text:span text:style-name="T1">14)Which command is used to create a directory,hiearchy of directory ? </text:span></text:p>
          </draw:text-box>
        </draw:frame>
        <draw:frame draw:style-name="gr36" draw:text-style-name="P3" draw:layer="layout" svg:width="2.233cm" svg:height="0.458cm" svg:x="2.565cm" svg:y="22.38cm">
          <draw:text-box>
            <text:p text:style-name="P2"><text:span text:style-name="T1">ans:-mkdir </text:span></text:p>
          </draw:text-box>
        </draw:frame>
        <draw:frame draw:style-name="gr4" draw:text-style-name="P3" draw:layer="layout" svg:width="0.391cm" svg:height="0.458cm" svg:x="2.565cm" svg:y="23.548cm">
          <draw:text-box>
            <text:p text:style-name="P2"><text:span text:style-name="T1"><text:s/></text:span></text:p>
          </draw:text-box>
        </draw:frame>
        <draw:frame draw:style-name="gr37" draw:text-style-name="P3" draw:layer="layout" svg:width="12.719cm" svg:height="0.458cm" svg:x="2.565cm" svg:y="24.712cm">
          <draw:text-box>
            <text:p text:style-name="P2"><text:span text:style-name="T1">15)Which command is used to know IP address of your system? </text:span></text:p>
          </draw:text-box>
        </draw:frame>
        <draw:frame draw:style-name="gr38" draw:text-style-name="P3" draw:layer="layout" svg:width="3.384cm" svg:height="0.458cm" svg:x="2.565cm" svg:y="25.876cm">
          <draw:text-box>
            <text:p text:style-name="P2"><text:span text:style-name="T1">ans:-ipconfig /all </text:span></text:p>
          </draw:text-box>
        </draw:frame>
        <draw:frame draw:style-name="gr4" draw:text-style-name="P3" draw:layer="layout" svg:width="0.391cm" svg:height="0.458cm" svg:x="2.565cm" svg:y="27.047cm">
          <draw:text-box>
            <text:p text:style-name="P2"><text:span text:style-name="T1"><text:s/></text:span></text:p>
          </draw:text-box>
        </draw:frame>
        <draw:frame draw:style-name="gr39" draw:text-style-name="P3" draw:layer="layout" svg:width="10.975cm" svg:height="0.458cm" svg:x="2.565cm" svg:y="28.208cm">
          <draw:text-box>
            <text:p text:style-name="P2"><text:span text:style-name="T1">16)Which command will not accept file name as input? </text:span></text:p>
          </draw:text-box>
        </draw:frame>
        <draw:frame draw:style-name="gr40" draw:text-style-name="P3" draw:layer="layout" svg:width="2.178cm" svg:height="0.458cm" svg:x="2.565cm" svg:y="29.379cm">
          <draw:text-box>
            <text:p text:style-name="P2"><text:span text:style-name="T1">ans:-malix </text:span></text:p>
          </draw:text-box>
        </draw:frame>
        <draw:frame draw:style-name="gr4" draw:text-style-name="P3" draw:layer="layout" svg:width="0.391cm" svg:height="0.458cm" svg:x="2.565cm" svg:y="30.543cm">
          <draw:text-box>
            <text:p text:style-name="P2"><text:span text:style-name="T1"><text:s/></text:span></text:p>
          </draw:text-box>
        </draw:frame>
        <draw:frame draw:style-name="gr41" draw:text-style-name="P3" draw:layer="layout" svg:width="9.201cm" svg:height="0.458cm" svg:x="2.565cm" svg:y="31.715cm">
          <draw:text-box>
            <text:p text:style-name="P2"><text:span text:style-name="T1">17)Which command is used to rename a file? <text:s/></text:span></text:p>
          </draw:text-box>
        </draw:frame>
        <draw:frame draw:style-name="gr42" draw:text-style-name="P3" draw:layer="layout" svg:width="5.654cm" svg:height="0.458cm" svg:x="2.565cm" svg:y="32.875cm">
          <draw:text-box>
            <text:p text:style-name="P2"><text:span text:style-name="T1">ans:-mv&lt;oldfile&gt;&lt;newfile&gt; </text:span></text:p>
          </draw:text-box>
        </draw:frame>
        <draw:frame draw:style-name="gr4" draw:text-style-name="P3" draw:layer="layout" svg:width="0.391cm" svg:height="0.458cm" svg:x="2.565cm" svg:y="34.039cm">
          <draw:text-box>
            <text:p text:style-name="P2"><text:span text:style-name="T1"><text:s/></text:span></text:p>
          </draw:text-box>
        </draw:frame>
        <draw:frame draw:style-name="gr43" draw:text-style-name="P3" draw:layer="layout" svg:width="8.185cm" svg:height="0.458cm" svg:x="2.565cm" svg:y="35.211cm">
          <draw:text-box>
            <text:p text:style-name="P2"><text:span text:style-name="T1">18)The purpose of the command "type"? </text:span></text:p>
          </draw:text-box>
        </draw:frame>
        <draw:frame draw:style-name="gr18" draw:text-style-name="P3" draw:layer="layout" svg:width="19.903cm" svg:height="0.458cm" svg:x="2.565cm" svg:y="36.371cm">
          <draw:text-box>
            <text:p text:style-name="P2"><text:span text:style-name="T1">ans:-"The standard output of the type command contains information about the specified command </text:span></text:p>
          </draw:text-box>
        </draw:frame>
        <draw:frame draw:style-name="gr44" draw:text-style-name="P3" draw:layer="layout" svg:width="18.303cm" svg:height="0.458cm" svg:x="2.565cm" svg:y="37.126cm">
          <draw:text-box>
            <text:p text:style-name="P2"><text:span text:style-name="T1">and identifies whether this is a shell built-in command,subroutine,alias,or keyword.The type </text:span></text:p>
          </draw:text-box>
        </draw:frame>
        <draw:frame draw:style-name="gr45" draw:text-style-name="P3" draw:layer="layout" svg:width="15.83cm" svg:height="0.458cm" svg:x="2.565cm" svg:y="37.878cm">
          <draw:text-box>
            <text:p text:style-name="P2"><text:span text:style-name="T1">command indicates how the specified command would be interpreted if used." 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9.7cm" svg:height="41.998cm" svg:x="0cm" svg:y="0cm" svg:viewBox="0 0 29701 41999" draw:points="0,0 29701,0 29701,41999 0,41999">
          <text:p/>
        </draw:polygon>
        <draw:frame draw:style-name="gr4" draw:text-style-name="P3" draw:layer="layout" svg:width="0.391cm" svg:height="0.458cm" svg:x="2.565cm" svg:y="2.561cm">
          <draw:text-box>
            <text:p text:style-name="P2"><text:span text:style-name="T1"><text:s/></text:span></text:p>
          </draw:text-box>
        </draw:frame>
        <draw:frame draw:style-name="gr46" draw:text-style-name="P3" draw:layer="layout" svg:width="12.541cm" svg:height="0.458cm" svg:x="2.565cm" svg:y="3.722cm">
          <draw:text-box>
            <text:p text:style-name="P2"><text:span text:style-name="T1">19)Write command with related option to know the kernel file? </text:span></text:p>
          </draw:text-box>
        </draw:frame>
        <draw:frame draw:style-name="gr47" draw:text-style-name="P3" draw:layer="layout" svg:width="3.025cm" svg:height="0.458cm" svg:x="2.565cm" svg:y="4.893cm">
          <draw:text-box>
            <text:p text:style-name="P2"><text:span text:style-name="T1"><text:s/></text:span><text:span text:style-name="T1">ans:-uname -r </text:span></text:p>
          </draw:text-box>
        </draw:frame>
        <draw:frame draw:style-name="gr4" draw:text-style-name="P3" draw:layer="layout" svg:width="0.391cm" svg:height="0.458cm" svg:x="2.565cm" svg:y="6.054cm">
          <draw:text-box>
            <text:p text:style-name="P2"><text:span text:style-name="T1"><text:s/></text:span></text:p>
          </draw:text-box>
        </draw:frame>
        <draw:frame draw:style-name="gr48" draw:text-style-name="P3" draw:layer="layout" svg:width="8.414cm" svg:height="0.458cm" svg:x="2.565cm" svg:y="7.225cm">
          <draw:text-box>
            <text:p text:style-name="P2"><text:span text:style-name="T1">20)Which file contains the root password? </text:span></text:p>
          </draw:text-box>
        </draw:frame>
        <draw:frame draw:style-name="gr49" draw:text-style-name="P3" draw:layer="layout" svg:width="4.168cm" svg:height="0.458cm" svg:x="2.565cm" svg:y="8.389cm">
          <draw:text-box>
            <text:p text:style-name="P2"><text:span text:style-name="T1">ans:-/etc/passwd file </text:span></text:p>
          </draw:text-box>
        </draw:frame>
        <draw:frame draw:style-name="gr4" draw:text-style-name="P3" draw:layer="layout" svg:width="0.391cm" svg:height="0.458cm" svg:x="2.565cm" svg:y="9.557cm">
          <draw:text-box>
            <text:p text:style-name="P2"><text:span text:style-name="T1"><text:s/></text:span></text:p>
          </draw:text-box>
        </draw:frame>
        <draw:frame draw:style-name="gr50" draw:text-style-name="P3" draw:layer="layout" svg:width="0.781cm" svg:height="0.458cm" svg:x="2.565cm" svg:y="10.721cm">
          <draw:text-box>
            <text:p text:style-name="P2"><text:span text:style-name="T1">21) </text:span></text:p>
          </draw:text-box>
        </draw:frame>
        <draw:frame draw:style-name="gr51" draw:text-style-name="P3" draw:layer="layout" svg:width="14.522cm" svg:height="0.458cm" svg:x="2.565cm" svg:y="11.885cm">
          <draw:text-box>
            <text:p text:style-name="P2"><text:span text:style-name="T1">i.Write a command to display the fields: <text:s text:c="9"/>Name,Department,Salary? </text:span></text:p>
          </draw:text-box>
        </draw:frame>
        <draw:frame draw:style-name="gr52" draw:text-style-name="P3" draw:layer="layout" svg:width="6.995cm" svg:height="0.458cm" svg:x="2.565cm" svg:y="13.056cm">
          <draw:text-box>
            <text:p text:style-name="P2"><text:span text:style-name="T1">ans:-awk '{print $2,$4,$6}'emp.1s </text:span></text:p>
          </draw:text-box>
        </draw:frame>
        <draw:frame draw:style-name="gr4" draw:text-style-name="P3" draw:layer="layout" svg:width="0.391cm" svg:height="0.458cm" svg:x="2.565cm" svg:y="14.217cm">
          <draw:text-box>
            <text:p text:style-name="P2"><text:span text:style-name="T1"><text:s/></text:span></text:p>
          </draw:text-box>
        </draw:frame>
        <draw:frame draw:style-name="gr53" draw:text-style-name="P3" draw:layer="layout" svg:width="9.078cm" svg:height="0.458cm" svg:x="2.565cm" svg:y="15.388cm">
          <draw:text-box>
            <text:p text:style-name="P2"><text:span text:style-name="T1">ii.What is the output of cut -d\| -f 2,3 emp.1st </text:span></text:p>
          </draw:text-box>
        </draw:frame>
        <draw:frame draw:style-name="gr54" draw:text-style-name="P3" draw:layer="layout" svg:width="4.125cm" svg:height="0.458cm" svg:x="2.565cm" svg:y="16.552cm">
          <draw:text-box>
            <text:p text:style-name="P2"><text:span text:style-name="T1">ans:- a.k.shukla|g.m </text:span></text:p>
          </draw:text-box>
        </draw:frame>
        <draw:frame draw:style-name="gr55" draw:text-style-name="P3" draw:layer="layout" svg:width="3.863cm" svg:height="0.458cm" svg:x="2.565cm" svg:y="17.713cm">
          <draw:text-box>
            <text:p text:style-name="P2"><text:span text:style-name="T1">jai sharma|director </text:span></text:p>
          </draw:text-box>
        </draw:frame>
        <draw:frame draw:style-name="gr56" draw:text-style-name="P3" draw:layer="layout" svg:width="5.002cm" svg:height="0.458cm" svg:x="2.565cm" svg:y="18.884cm">
          <draw:text-box>
            <text:p text:style-name="P2"><text:span text:style-name="T1">sumit chakrobarty|d.g.m </text:span></text:p>
          </draw:text-box>
        </draw:frame>
        <draw:frame draw:style-name="gr57" draw:text-style-name="P3" draw:layer="layout" svg:width="4.908cm" svg:height="0.458cm" svg:x="2.565cm" svg:y="20.048cm">
          <draw:text-box>
            <text:p text:style-name="P2"><text:span text:style-name="T1">barun sengupta|director </text:span></text:p>
          </draw:text-box>
        </draw:frame>
        <draw:frame draw:style-name="gr58" draw:text-style-name="P3" draw:layer="layout" svg:width="4.117cm" svg:height="0.458cm" svg:x="2.565cm" svg:y="21.216cm">
          <draw:text-box>
            <text:p text:style-name="P2"><text:span text:style-name="T1">n.k. gupta|chairman </text:span></text:p>
          </draw:text-box>
        </draw:frame>
        <draw:frame draw:style-name="gr59" draw:text-style-name="P3" draw:layer="layout" svg:width="5.23cm" svg:height="0.458cm" svg:x="2.565cm" svg:y="22.38cm">
          <draw:text-box>
            <text:p text:style-name="P2"><text:span text:style-name="T1">chanchal sanghvi|director </text:span></text:p>
          </draw:text-box>
        </draw:frame>
        <draw:frame draw:style-name="gr27" draw:text-style-name="P3" draw:layer="layout" svg:width="4.104cm" svg:height="0.458cm" svg:x="2.565cm" svg:y="23.548cm">
          <draw:text-box>
            <text:p text:style-name="P2"><text:span text:style-name="T1">karuna ganguly|g.m </text:span></text:p>
          </draw:text-box>
        </draw:frame>
        <draw:frame draw:style-name="gr60" draw:text-style-name="P3" draw:layer="layout" svg:width="4.659cm" svg:height="0.458cm" svg:x="2.565cm" svg:y="24.712cm">
          <draw:text-box>
            <text:p text:style-name="P2"><text:span text:style-name="T1">s.n. dasgopul|manager </text:span></text:p>
          </draw:text-box>
        </draw:frame>
        <draw:frame draw:style-name="gr61" draw:text-style-name="P3" draw:layer="layout" svg:width="5.433cm" svg:height="0.458cm" svg:x="2.565cm" svg:y="25.876cm">
          <draw:text-box>
            <text:p text:style-name="P2"><text:span text:style-name="T1">jayant Choudary|executive </text:span></text:p>
          </draw:text-box>
        </draw:frame>
        <draw:frame draw:style-name="gr62" draw:text-style-name="P3" draw:layer="layout" svg:width="4.684cm" svg:height="0.458cm" svg:x="2.565cm" svg:y="27.047cm">
          <draw:text-box>
            <text:p text:style-name="P2"><text:span text:style-name="T1">anil aggarwal|manager </text:span></text:p>
          </draw:text-box>
        </draw:frame>
        <draw:frame draw:style-name="gr63" draw:text-style-name="P3" draw:layer="layout" svg:width="4.566cm" svg:height="0.458cm" svg:x="2.565cm" svg:y="28.208cm">
          <draw:text-box>
            <text:p text:style-name="P2"><text:span text:style-name="T1">lalit chowdury|director </text:span></text:p>
          </draw:text-box>
        </draw:frame>
        <draw:frame draw:style-name="gr64" draw:text-style-name="P3" draw:layer="layout" svg:width="4.447cm" svg:height="0.458cm" svg:x="2.565cm" svg:y="29.379cm">
          <draw:text-box>
            <text:p text:style-name="P2"><text:span text:style-name="T1">shyam saksena|d.g.m </text:span></text:p>
          </draw:text-box>
        </draw:frame>
        <draw:frame draw:style-name="gr65" draw:text-style-name="P3" draw:layer="layout" svg:width="5.095cm" svg:height="0.458cm" svg:x="2.565cm" svg:y="30.543cm">
          <draw:text-box>
            <text:p text:style-name="P2"><text:span text:style-name="T1">sudhir agarwal|executive </text:span></text:p>
          </draw:text-box>
        </draw:frame>
        <draw:frame draw:style-name="gr66" draw:text-style-name="P3" draw:layer="layout" svg:width="3.3cm" svg:height="0.458cm" svg:x="2.565cm" svg:y="31.715cm">
          <draw:text-box>
            <text:p text:style-name="P2"><text:span text:style-name="T1">j.b. saxena|g.m. </text:span></text:p>
          </draw:text-box>
        </draw:frame>
        <draw:frame draw:style-name="gr67" draw:text-style-name="P3" draw:layer="layout" svg:width="3.558cm" svg:height="0.458cm" svg:x="2.565cm" svg:y="32.875cm">
          <draw:text-box>
            <text:p text:style-name="P2"><text:span text:style-name="T1">v.k. agarwal|g.m. </text:span></text:p>
          </draw:text-box>
        </draw:frame>
        <draw:frame draw:style-name="gr68" draw:text-style-name="P3" draw:layer="layout" svg:width="9.023cm" svg:height="0.458cm" svg:x="2.565cm" svg:y="34.039cm">
          <draw:text-box>
            <text:p text:style-name="P2"><text:span text:style-name="T1">iii.What is the ouput of sort -t"|" -k 2 emp.1st </text:span></text:p>
          </draw:text-box>
        </draw:frame>
        <draw:frame draw:style-name="gr69" draw:text-style-name="P3" draw:layer="layout" svg:width="3.791cm" svg:height="0.458cm" svg:x="2.565cm" svg:y="35.211cm">
          <draw:text-box>
            <text:p text:style-name="P2"><text:span text:style-name="T1">ans:-pipe dquote&gt; </text:span></text:p>
          </draw:text-box>
        </draw:frame>
        <draw:frame draw:style-name="gr70" draw:text-style-name="P3" draw:layer="layout" svg:width="11.572cm" svg:height="0.458cm" svg:x="2.565cm" svg:y="36.371cm">
          <draw:text-box>
            <text:p text:style-name="P2"><text:span text:style-name="T1">iv.Write a command to sort text based on fifth field (DOB) </text:span></text:p>
          </draw:text-box>
        </draw:frame>
        <draw:frame draw:style-name="gr71" draw:text-style-name="P3" draw:layer="layout" svg:width="4.468cm" svg:height="0.458cm" svg:x="2.565cm" svg:y="37.543cm">
          <draw:text-box>
            <text:p text:style-name="P2"><text:span text:style-name="T1">ans:-sort -k 6 emp.1st 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03cm" fo:page-height="42.0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0-03T23:22:08.379385076</dc:date>
    <meta:editing-duration>PT2M24S</meta:editing-duration>
    <meta:editing-cycles>1</meta:editing-cycles>
    <meta:generator>LibreOffice/7.3.2.2$Linux_X86_64 LibreOffice_project/30$Build-2</meta:generator>
    <meta:document-statistic meta:object-count="98"/>
  </office:meta>
</office:document-meta>
</file>